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koHTMLTransformer.configure( Configuration confi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NekoHTMLTransformer.endElement( String uri , String name , String raw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ekoHTMLTransformer.startElement( String uri , String name , String raw , Attributes at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ekoHTMLTransformer.setup( SourceResolver resolver , Map objectModel , String src , Parameters pa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ekoHTMLTransformer.normalize( String 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